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Chapter 12 notes</text:p>
      <text:p text:style-name="Standard">E-Commerce</text:p>
      <text:p text:style-name="Standard"/>
      <text:p text:style-name="Standard">-e-commerce is the buying and selling of goods on the internet</text:p>
      <text:p text:style-name="Standard"/>
      <text:p text:style-name="Standard">12.1</text:p>
      <text:p text:style-name="Standard">What is E-Commerce?</text:p>
      <text:p text:style-name="Standard">-a formal definition of e-commerce is the integration of communications, data management, and security technologies, which allows individuals and organizations to exchange information related to the sale of goods and services</text:p>
      <text:p text:style-name="Standard">-the major functions are: buying goods, selling goods, and performing financial transactions on the internet</text:p>
      <text:p text:style-name="Standard"/>
      <text:p text:style-name="Standard">Advantages of E-commerce</text:p>
      <text:p text:style-name="Standard">-For Businesses: reduced costs, increased customer satisfaction, more effective data management, potentially higher sales</text:p>
      <text:p text:style-name="Standard">-For Customers: convenience, easier comparison shopping, wider selection of goods</text:p>
      <text:p text:style-name="Standard"/>
      <text:p text:style-name="Standard">Risks of E-commerce For Businesses</text:p>
      <text:p text:style-name="Standard">-loss of sales if technology fails</text:p>
      <text:p text:style-name="Standard">-fraudulent transactions</text:p>
      <text:p text:style-name="Standard">-customer reluctance</text:p>
      <text:p text:style-name="Standard">-increased competition</text:p>
      <text:p text:style-name="Standard"/>
      <text:p text:style-name="Standard">Risks of E-commerce For Customers</text:p>
      <text:p text:style-name="Standard">-security issues</text:p>
      <text:p text:style-name="Standard">-privacy issues</text:p>
      <text:p text:style-name="Standard">-purchasing based on photos and descriptions</text:p>
      <text:p text:style-name="Standard">-returns</text:p>
      <text:p text:style-name="Standard"/>
      <text:p text:style-name="Standard">12.2</text:p>
      <text:p text:style-name="Standard">E-Commerce Business Models</text:p>
      <text:p text:style-name="Standard">-Business to Consumer (B2C)</text:p>
      <text:p text:style-name="Standard">-Business to Business (B2B). Includes Electronic Data Interchange (EDI)</text:p>
      <text:p text:style-name="Standard">-Consumer to Consumer (C2C)<text:line-break/>-Business to Government (B2G)</text:p>
      <text:p text:style-name="Standard"/>
      <text:p text:style-name="Standard">12.3</text:p>
      <text:p text:style-name="Standard">Electronic Data Interchange (EDI)</text:p>
      <text:p text:style-name="Standard">-electronic data interchange (edi) is the transfer of secured data between companies over a network</text:p>
      <text:p text:style-name="Standard">-this facilitates the exchange of standard business documents, including purchase orders and invoices</text:p>
      <text:p text:style-name="Standard">-EDI has existed since the 1960s</text:p>
      <text:p text:style-name="Standard">-organizations that exchange EDI transmissions are called trading partners</text:p>
      <text:p text:style-name="Standard">-Accredited Standards Committee X12 (ASC X12) is chartered by the American National Standards Institute (ANSI) to develop and maintain EDI standards. These standards include transaction sets for common business forms, such as requisitions and invoices. This allows businesses to reduce paperwork and communicate electronically</text:p>
      <text:p text:style-name="Standard"/>
      <text:p text:style-name="Standard"/>
      <text:p text:style-name="Standard"><text:soft-page-break/>-EDI messages are placed in transaction sets, which consist of a header; one or more data segments, which are strings of data elements separated by delimiters, and a trailer</text:p>
      <text:p text:style-name="Standard">-newer technologies such as XML and web services are allowing trading partners virtually unlimited opportunities to customize their information exchange over the internet</text:p>
      <text:p text:style-name="Standard"/>
      <text:p text:style-name="Standard">12.4</text:p>
      <text:p text:style-name="Standard">E-Commerce Statistics</text:p>
      <text:p text:style-name="Standard">-Statista reports that e-commerce sales were expected to grow from $1.55 trillion in 2015 to $3.4 trillion in 2019</text:p>
      <text:p text:style-name="Standard">-top eight categories for online retail sales in 2015:</text:p>
      <text:p text:style-name="Standard">1 clothing ($58.2 billion)</text:p>
      <text:p text:style-name="Standard">2 furniture and home furnishings ($32.4 billion)</text:p>
      <text:p text:style-name="Standard">3 electronics and appliances ($30 billion)</text:p>
      <text:p text:style-name="Standard">4 sporting goods ($13.1 billion)</text:p>
      <text:p text:style-name="Standard">5 books and magazines ($12.6 billion)</text:p>
      <text:p text:style-name="Standard">6 toys, hobby goods, and games ($12.1 billion)</text:p>
      <text:p text:style-name="Standard">7 office equipment and supplies ($10.6 billion)</text:p>
      <text:p text:style-name="Standard">8 food, beer, and wine ($9.8 billion)</text:p>
      <text:p text:style-name="Standard"/>
      <text:p text:style-name="Standard">Table 12.1 Online Population (Pew Research Center Internet Project Survey) (percentage is the percent of people in said demographic who use the internet)</text:p>
      <text:p text:style-name="Standard">men 89%</text:p>
      <text:p text:style-name="Standard">women 86%</text:p>
      <text:p text:style-name="Standard">age 18-29 99%</text:p>
      <text:p text:style-name="Standard">age 30-49 96%</text:p>
      <text:p text:style-name="Standard">age 50-64 97%</text:p>
      <text:p text:style-name="Standard">age 65+ 57%</text:p>
      <text:p text:style-name="Standard">household income less than 30k 79%</text:p>
      <text:p text:style-name="Standard">household income 30k-50k 90%</text:p>
      <text:p text:style-name="Standard">household income 50k-75k 95%</text:p>
      <text:p text:style-name="Standard">household income 75k+ 98%</text:p>
      <text:p text:style-name="Standard">high school graduate 81%</text:p>
      <text:p text:style-name="Standard">some college 94%</text:p>
      <text:p text:style-name="Standard">college graduate 98%</text:p>
      <text:p text:style-name="Standard"/>
      <text:p text:style-name="Standard">12.5</text:p>
      <text:p text:style-name="Standard">E-commerce Issues</text:p>
      <text:p text:style-name="Standard">-intellectual property</text:p>
      <text:p text:style-name="Standard">cybersquatting is the practice of registering a domain name that is a trademark of another entity in the hopes of profiting by selling the domain name to the entity. The Internet Corporation for Assigned Names and Numbers (ICANN) sponsors the Uniform Domain Name Dispute Policy which can be used to combat cybersquatters</text:p>
      <text:p text:style-name="Standard">-security</text:p>
      <text:p text:style-name="Standard">Distributed Denial of Service (DDoS) attacks, which are malicious attempts to make a website unavailable by flooding it with requests from multiple computers, have shut down popular e-commerce sites</text:p>
      <text:p text:style-name="Standard">-fraud</text:p>
      <text:p text:style-name="Standard">fraudulent websites that ask for credit card numbers without any intent of delivering products or with fraudulent intent are an understandable source of concern for consumers</text:p>
      <text:p text:style-name="Standard"><text:soft-page-break/>-taxation</text:p>
      <text:p text:style-name="Standard">state governments and local municipalities need sales tax for public services. When an item is purchased at a retail store, the sales tax is collected from the purchaser by the seller at the time of sale. When an item is purchased online, the seller often does not collect and remit the sales tax. In this situation, may states require that consumers file a use tax and pay the amount that would have been collected. In reality, few consumers do this and few states attempt to enforce it. Nolo provides info for this. The Marketplace Fairness Act (MFA) will require online and catalog retailers to collect sales tax for states that have simplified sales tax laws</text:p>
      <text:p text:style-name="Standard">-international commerce</text:p>
      <text:p text:style-name="Standard">A site must account for multiple languages. Auto translation services can be used in order to mitigate this, but be aware that a GUI that works with English may not work with other languages (consider letter space etc)</text:p>
      <text:p text:style-name="Standard"/>
      <text:p text:style-name="Standard">12.6</text:p>
      <text:p text:style-name="Standard">E-commerce Security</text:p>
      <text:p text:style-name="Standard"/>
      <text:p text:style-name="Standard">Encryption</text:p>
      <text:p text:style-name="Standard">-encryption is the conversion of data into an unreadable form, called a ciphertext</text:p>
      <text:p text:style-name="Standard">-decryption is the process of converting the ciphertext into its original form, called plain text or clear text so that it can be understood</text:p>
      <text:p text:style-name="Standard">-the process of encryption and decryption requires an algorithm and a key</text:p>
      <text:p text:style-name="Standard">-an algorithm involves a mathematical calculation</text:p>
      <text:p text:style-name="Standard">-a key is a numeric code that should be long enough so that its value cannot easily be hidden</text:p>
      <text:p text:style-name="Standard">-encryption is important on the internet because information in a packet can be intercepted as it travels the communications media</text:p>
      <text:p text:style-name="Standard">-a number of encryption types are used on the internet, including symmetric-key encryption and asymmetric-key encryption</text:p>
      <text:p text:style-name="Standard"/>
      <text:p text:style-name="Standard">Symmetric-Key Encryption </text:p>
      <text:p text:style-name="Standard">-symmetric-key encryption is also called single-key encryption because both the encryption and decryption use the same key</text:p>
      <text:p text:style-name="Standard">-because the key must be kept secret from others, both the sender and the receiver must know the key before communicating using encryption</text:p>
      <text:p text:style-name="Standard">-an advantage to symmetric-key encryption is speed</text:p>
      <text:p text:style-name="Standard"/>
      <text:p text:style-name="Standard">Asymmetric-Key Encryption</text:p>
      <text:p text:style-name="Standard">-asymmetric-key encryption is also called public-key encryption because there is no shared secret. Instead, two keys are created at the same time. The key pair contains a public key and a private key. The public and private keys are mathematically related in such a way that it is unlikely that anyone would guess one of the pair even with knowledge of the other</text:p>
      <text:p text:style-name="Standard">-only the public key can decrypt a message encrypted with the private key and only the private key can decrypt a message encrypted with the public key</text:p>
      <text:p text:style-name="Standard">-the public key is available via a digital certificate. The private key is available via a digital certificate</text:p>
      <text:p text:style-name="Standard">-the private key should be kept secure and secret. It is stored on the web server (or other computer) of the key owner</text:p>
      <text:p text:style-name="Standard">-asymmetric-key encryption is much slower than symmetric-key encryption<text:line-break/></text:p>
      <text:p text:style-name="Standard"/>
      <text:p text:style-name="Standard"/>
      <text:p text:style-name="Standard"><text:soft-page-break/>Integrity</text:p>
      <text:p text:style-name="Standard">-e-commerce security is also concerned with making sure that messages have not been altered or damaged during transmission </text:p>
      <text:p text:style-name="Standard">-a message is said to have integrity if it can be proven that it has not been altered</text:p>
      <text:p text:style-name="Standard">-hash functions provide a way to ensure the integrity of messages. A hash function, or hash algorithm, transforms a string of characters into a usually shorter, fixed-length value or key, called a digest, which represents the original string</text:p>
      <text:p text:style-name="Standard"/>
      <text:p text:style-name="Standard">-these security methods are used as part of SSL, the technology that helps to make commerce on the internet secure</text:p>
      <text:p text:style-name="Standard"/>
      <text:p text:style-name="Standard">Secure Sockets Layer (SSL)</text:p>
      <text:p text:style-name="Standard">-secure sockets layer (SSL) is a protocol that allows data to be privately exchanged over public networks</text:p>
      <text:p text:style-name="Standard">-it was developed by netscape and is used to encrypt data sent between a client (usually a web browser and a web server</text:p>
      <text:p text:style-name="Standard">-SSL utilizes both symmetric and asymmetric keys</text:p>
      <text:p text:style-name="Standard">-SSL provides secure communication between a client and a server by using the following</text:p>
      <text:p text:style-name="Standard">*server and (optionally) client digital certificates for authentication</text:p>
      <text:p text:style-name="Standard">*symmetric-key cryptography with a “session key” for bulk encryption</text:p>
      <text:p text:style-name="Standard">*public-key cryptography for transfer of the session key</text:p>
      <text:p text:style-name="Standard">*message digests (hash functions) to verify the integrity of the transmission </text:p>
      <text:p text:style-name="Standard">-you can tell that a website is using SSL by the protocol in the web browser address text box, it shows https instead of http. Also browsers typically display a lock icon or other indicator of SSL</text:p>
      <text:p text:style-name="Standard"/>
      <text:p text:style-name="Standard">-Extended Validation SSL (EV SSL) signifies that the business has undergone more rigorous background checks to obtain its digital certificate, including:</text:p>
      <text:p text:style-name="Standard">*the applicant owns the domain</text:p>
      <text:p text:style-name="Standard">*the applicant works for the organization</text:p>
      <text:p text:style-name="Standard">*the applicant has the authority to update the website</text:p>
      <text:p text:style-name="Standard">*the organization is a valid, recognized place of business </text:p>
      <text:p text:style-name="Standard"/>
      <text:p text:style-name="Standard">Digital Certificate</text:p>
      <text:p text:style-name="Standard">-a digital certificate is a form of an asymmetric key that also contains information about the certificate, the holder of the certificate, and the issuer of the certificate</text:p>
      <text:p text:style-name="Standard">-the contents of a digital certificate include the following:</text:p>
      <text:p text:style-name="Standard">*the public key</text:p>
      <text:p text:style-name="Standard">*the effective date of the certificate</text:p>
      <text:p text:style-name="Standard">*the expiration date of the certificate </text:p>
      <text:p text:style-name="Standard">*details about the certificate authority (the issuer of the certificate)</text:p>
      <text:p text:style-name="Standard">*details about the certificate holder</text:p>
      <text:p text:style-name="Standard">*a digest of the certificate content</text:p>
      <text:p text:style-name="Standard">-VeriSign and Entrust are well-known certificate authorities</text:p>
      <text:p text:style-name="Standard">-to obtain a certificate, you will need to generate a certificate signing request (CSR) and a private/public key pair. Next, you request a certificate from a certificate authority, pay the application fee, and provide your CSR and public key. The certificate authority verifies your identity. After verification, the certificate authority signs and issues your certificate. You store the certificate in your software, such as a web server, web browser, or e-mail application</text:p>
      <text:p text:style-name="Standard">-if you are accepting any personal info on your website such as credit card numbers, you should be <text:soft-page-break/>using SSL</text:p>
      <text:p text:style-name="Standard"/>
      <text:p text:style-name="Standard">SSL and Digital Certificates</text:p>
      <text:p text:style-name="Standard">Browser → “hello” → Server</text:p>
      <text:p text:style-name="Standard">Browser ← “hello” + server certificate (with public key) ← Server</text:p>
      <text:p text:style-name="Standard">Browser → the browser randomly generates a session key encrypted with server's public key → Server</text:p>
      <text:p text:style-name="Standard">Browser ← the server sends a message that is encrypted with the session key ← Server</text:p>
      <text:p text:style-name="Standard"/>
      <text:p text:style-name="Standard">12.7</text:p>
      <text:p text:style-name="Standard">Order and Payment Processing</text:p>
      <text:p text:style-name="Standard">-in B2C, products are displayed in an online catalogue. Larger sites will dynamically create these pages using server-side scripts to access databases</text:p>
      <text:p text:style-name="Standard">-secure ordering is facilitated through SSL where one of several payment methods is used</text:p>
      <text:p text:style-name="Standard"/>
      <text:p text:style-name="Standard">Credit Card</text:p>
      <text:p text:style-name="Standard">-a merchant account is required to accept credit cards online</text:p>
      <text:p text:style-name="Standard">-you may also need real-time credit card verification using a payment gateway or third party</text:p>
      <text:p text:style-name="Standard">-PayPal offers a low cost solution for merchant accounts</text:p>
      <text:p text:style-name="Standard"/>
      <text:p text:style-name="Standard">Stored-Value Card</text:p>
      <text:p text:style-name="Standard">-example: store gift card</text:p>
      <text:p text:style-name="Standard">-holds information, including cash</text:p>
      <text:p text:style-name="Standard">-magnetic stripe stored-value cards can hold a limited amount of info</text:p>
      <text:p text:style-name="Standard">-a smart card has an integrated circuit embedded within and offers more capacity to store information</text:p>
      <text:p text:style-name="Standard"/>
      <text:p text:style-name="Standard">Digital Wallet</text:p>
      <text:p text:style-name="Standard">-virtual wallet that can be used for mobile or online payment</text:p>
      <text:p text:style-name="Standard">-a virtual wallet may store info about one or more credit cards along with personal identification and contact information</text:p>
      <text:p text:style-name="Standard">-a software-based digital wallet stores the information on either or remote server or the purchaser's computer</text:p>
      <text:p text:style-name="Standard">-Near Field Communication (NFC)- short range wireless communications that use a radio frequency to share information between NFC devices in short proximity (such as a NFC equipped smartphone or credit card reader)</text:p>
      <text:p text:style-name="Standard">-apple pay etc</text:p>
      <text:p text:style-name="Standard"/>
      <text:p text:style-name="Standard">Digital Cash</text:p>
      <text:p text:style-name="Standard">-serves as a substitute for government-issued currency</text:p>
      <text:p text:style-name="Standard">-bitcoin and other peer to peer payment without a central authority are included in this</text:p>
      <text:p text:style-name="Standard">-a public ledger, called the blockchain, is kept of all bitcoin transactions </text:p>
      <text:p text:style-name="Standard"/>
      <text:p text:style-name="Standard">12.8</text:p>
      <text:p text:style-name="Standard">E-Commerce Storefront Solutions</text:p>
      <text:p text:style-name="Standard">-a large issue for e-commerce sites is abandoned shopping carts</text:p>
      <text:p text:style-name="Standard"/>
      <text:p text:style-name="Standard">Instant Online Storefront</text:p>
      <text:p text:style-name="Standard">-you supply the products, the instant online storefront does the rest. All you do is use your web browser and point and click your way to a virtual store. You use a template provided by the online storefront and choose features, configure settings, and add your products, upload images, descriptions, prices, etc</text:p>
      <text:p text:style-name="Standard"><text:soft-page-break/>-disadvantages are that templates can be limited, number of products you can sell may be limited as well. Your store may look and feel much like other stores using the same provider</text:p>
      <text:p text:style-name="Standard">-however, this method is low-overhead and low-risk for a small business owner with limited technical expertise</text:p>
      <text:p text:style-name="Standard">-storefront provider will often offer merchant accounts and payment automation</text:p>
      <text:p text:style-name="Standard">-important to account for hosting fees processing fees, etc</text:p>
      <text:p text:style-name="Standard"/>
      <text:p text:style-name="Standard">Off-The-Shelf Shopping Cart Software </text:p>
      <text:p text:style-name="Standard">-software that provides a standardized set of e-commerce features is provided, installed on your web server, and customized</text:p>
      <text:p text:style-name="Standard">-many web host providers offer this storefront software, which usually includes a shopping cart, order processing, and optional credit card payment processing</text:p>
      <text:p text:style-name="Standard">-shopping cart software provides an online catalog where your visitors can browse, add items to their cart, and check out through an order form when they are ready to make a purchase </text:p>
      <text:p text:style-name="Standard"/>
      <text:p text:style-name="Standard">Custom-Build Solutions</text:p>
      <text:p text:style-name="Standard">-custom building usually requires expertise, time, and sizable budget. The benefit is getting exactly what you need</text:p>
      <text:p text:style-name="Standard">-software development tools for a custom built site include Dreamweaver, MS Visual Studio, IBM's WebSphere Commerce, a database management system (DBMS), and server-side scripting</text:p>
      <text:p text:style-name="Standard">-custom built solutions may also require a commerce server, which is a web server that is enhances with support for certain commerce activities. IBM's WebSphere Commerce Suite and Microsoft's Commerce Server are two choices</text:p>
      <text:p text:style-name="Standard"/>
      <text:p text:style-name="Standard">Semi Custom Built Solutions on a Budget</text:p>
      <text:p text:style-name="Standard">-these include getting pre-written shopping cart and order processing scripts, hiring a company such as paypal, and buying e-commerce add-ons to popular web authoring tools</text:p>
      <text:p text:style-name="Standard">-JustAddCommerce and PayPal are two big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1T13:09:43.46</meta:creation-date>
    <dc:date>2020-11-12T18:21:41.48</dc:date>
    <meta:editing-duration>PT1H23M19S</meta:editing-duration>
    <meta:editing-cycles>30</meta:editing-cycles>
    <meta:generator>OpenOffice/4.1.7$Win32 OpenOffice.org_project/417m1$Build-9800</meta:generator>
    <meta:document-statistic meta:table-count="0" meta:image-count="0" meta:object-count="0" meta:page-count="6" meta:paragraph-count="172" meta:word-count="2087" meta:character-count="13433"/>
  </office:meta>
</office:document-meta>
</file>